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5e36" officeooo:paragraph-rsid="00025e36"/>
    </style:style>
    <style:style style:name="P2" style:family="paragraph" style:parent-style-name="Standard">
      <style:text-properties officeooo:rsid="0003c5eb" officeooo:paragraph-rsid="0003c5eb"/>
    </style:style>
    <style:style style:name="P3" style:family="paragraph" style:parent-style-name="Standard">
      <style:text-properties officeooo:rsid="00078ac7" officeooo:paragraph-rsid="00078ac7"/>
    </style:style>
    <style:style style:name="P4" style:family="paragraph" style:parent-style-name="Standard">
      <style:text-properties officeooo:rsid="0007c875" officeooo:paragraph-rsid="0007c875"/>
    </style:style>
    <style:style style:name="P5" style:family="paragraph" style:parent-style-name="Standard">
      <style:text-properties officeooo:rsid="00092fde" officeooo:paragraph-rsid="00092fd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www.eskimo.com/~scs/cclass/int/sx11c.html" text:style-name="Internet_20_link" text:visited-style-name="Visited_20_Internet_20_Link">https://www.eskimo.com/~scs/cclass/int/sx11c.html</text:a> <text:s/>fully promoted type</text:p>
      <text:p text:style-name="P2"><text:a xlink:type="simple" xlink:href="http://manpagesfr.free.fr/man/man3/stdarg.3.html" text:style-name="Internet_20_link" text:visited-style-name="Visited_20_Internet_20_Link">http://manpagesfr.free.fr/man/man3/stdarg.3.html</text:a> man stdarg, proto des fonctions</text:p>
      <text:p text:style-name="P3"><text:a xlink:type="simple" xlink:href="https://fr.wikibooks.org/wiki/Programmation_C/Types_de_base" text:style-name="Internet_20_link" text:visited-style-name="Visited_20_Internet_20_Link">https://fr.wikibooks.org/wiki/Programmation_C/Types_de_base</text:a> explications types de bases</text:p>
      <text:p text:style-name="P4"><text:a xlink:type="simple" xlink:href="http://estelle.tassy.free.fr/codage/caractere.html" text:style-name="Internet_20_link" text:visited-style-name="Visited_20_Internet_20_Link">http://estelle.tassy.free.fr/codage/caractere.html</text:a> aide sur l4ecriture des wchar</text:p>
      <text:p text:style-name="P5"><text:a xlink:type="simple" xlink:href="http://www.fil.univ-lille1.fr/~salson/codage/Cours/codeUTF-8.html" text:style-name="Internet_20_link" text:visited-style-name="Visited_20_Internet_20_Link">http://www.fil.univ-lille1.fr/~salson/codage/Cours/codeUTF-8.html</text:a> ide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2T14:46:03.143584024</meta:creation-date>
    <dc:date>2017-01-04T18:12:52.293046450</dc:date>
    <meta:editing-duration>PT9M43S</meta:editing-duration>
    <meta:editing-cycles>5</meta:editing-cycles>
    <meta:generator>LibreOffice/5.1.4.2$Linux_X86_64 LibreOffice_project/10m0$Build-2</meta:generator>
    <meta:document-statistic meta:table-count="0" meta:image-count="0" meta:object-count="0" meta:page-count="1" meta:paragraph-count="5" meta:word-count="23" meta:character-count="387" meta:non-whitespace-character-count="368"/>
  </office:meta>
</office:document-meta>
</file>